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end" style:justify-single-word="false" fo:break-before="auto" fo:break-after="auto"/>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4">
      <style:paragraph-properties fo:margin-left="0.5in" fo:margin-right="0in" fo:margin-top="0.0398in" fo:margin-bottom="0in" loext:contextual-spacing="false" fo:text-indent="-0.25in" style:auto-text-indent="false"/>
    </style:style>
    <style:style style:name="P27" style:family="paragraph" style:parent-style-name="Standard" style:list-style-name="WWNum3">
      <style:paragraph-properties fo:margin-left="0.5in" fo:margin-right="0in" fo:margin-top="0in" fo:margin-bottom="0in" loext:contextual-spacing="false" fo:text-indent="-0.25in" style:auto-text-indent="false"/>
    </style:style>
    <style:style style:name="P28" style:family="paragraph" style:parent-style-name="Standard" style:list-style-name="WWNum4">
      <style:paragraph-properties fo:margin-left="0.5in" fo:margin-right="0in" fo:margin-top="0in" fo:margin-bottom="0in" loext:contextual-spacing="false" fo:text-indent="-0.25in" style:auto-text-indent="false"/>
    </style:style>
    <style:style style:name="P29" style:family="paragraph" style:parent-style-name="Standard" style:list-style-name="WWNum3">
      <style:paragraph-properties fo:margin-left="0.5in" fo:margin-right="0in" fo:margin-top="0in" fo:margin-bottom="0.0429in" loext:contextual-spacing="false" fo:text-indent="-0.25in" style:auto-text-indent="false"/>
    </style:style>
    <style:style style:name="P30" style:family="paragraph" style:parent-style-name="Standard" style:list-style-name="WWNum2">
      <style:paragraph-properties fo:margin-left="1in" fo:margin-right="0in" fo:margin-top="0in" fo:margin-bottom="0in" loext:contextual-spacing="false" fo:text-indent="-0.25in" style:auto-text-indent="false"/>
    </style:style>
    <style:style style:name="P31" style:family="paragraph" style:parent-style-name="Standard" style:list-style-name="WWNum3">
      <style:paragraph-properties fo:margin-left="1in" fo:margin-right="0in" fo:margin-top="0in" fo:margin-bottom="0in" loext:contextual-spacing="false" fo:text-indent="-0.25in" style:auto-text-indent="false"/>
    </style:style>
    <style:style style:name="P32" style:family="paragraph" style:parent-style-name="Standard" style:list-style-name="WWNum4">
      <style:paragraph-properties fo:margin-left="1in" fo:margin-right="0in" fo:margin-top="0in" fo:margin-bottom="0in" loext:contextual-spacing="false" fo:text-indent="-0.25in" style:auto-text-indent="false"/>
    </style:style>
    <style:style style:name="P33" style:family="paragraph" style:parent-style-name="Standard" style:list-style-name="WWNum4">
      <style:paragraph-properties fo:margin-left="1in" fo:margin-right="0in" fo:margin-top="0in" fo:margin-bottom="0.0429in" loext:contextual-spacing="false" fo:text-indent="-0.25in" style:auto-text-indent="false"/>
    </style:style>
    <style:style style:name="P34" style:family="paragraph" style:parent-style-name="Heading_20_1" style:list-style-name="WWNum1"/>
    <style:style style:name="P35" style:family="paragraph" style:parent-style-name="Heading_20_1" style:list-style-name="WWNum5">
      <style:paragraph-properties fo:break-before="auto" fo:break-after="auto"/>
    </style:style>
    <style:style style:name="P36"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fo:font-size="10pt" fo:font-weight="bold" style:font-size-asian="10pt" style:font-weight-asian="bold"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solid" style:text-underline-width="auto" style:text-underline-color="font-color" fo:font-weight="bold" style:font-weight-asian="bold"/>
    </style:style>
    <style:style style:name="T20" style:family="text">
      <style:text-properties style:text-underline-style="none"/>
    </style:style>
    <style:style style:name="T21" style:family="text">
      <style:text-properties fo:color="#1155cc" style:text-underline-style="solid" style:text-underline-width="auto" style:text-underline-color="font-color"/>
    </style:style>
    <style:style style:name="T2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bookmark text:name="_aczyuw2yex2w"/><text:span text:style-name="T1">Aplicaciones Ofimáticas (Office Applications)</text:span><text:span text:style-name="T2"><text:line-break/></text:span><text:span text:style-name="T3">UD 08. Actividades evaluables 01</text:span></text:p>
      <text:p text:style-name="P1"><draw:frame draw:style-name="fr1" draw:name="image4.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es: Sergi García Barea, Gloria Muñoz González</text:span><draw:frame draw:style-name="fr3" draw:name="image2.png" text:anchor-type="char" svg:x="2.9689in" svg:y="0.5209in" svg:width="1.0091in" svg:height="0.3535in" draw:z-index="1"><draw:image xlink:href="Pictures/100002010000007600000029ABF5F7A91F7A9EF9.png" xlink:type="simple" xlink:show="embed" xlink:actuate="onLoad" loext:mime-type="image/png"/></draw:frame></text:p>
      <text:p text:style-name="P4"><text:span text:style-name="T5">Actualizado Septiembre 2022</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a</text:span></text:p>
      <text:p text:style-name="P7">A lo largo de este tema se utilizarán diferentes símbolos para distinguir elementos importantes dentro del contenido. Estos símbolos son:</text:p>
      <text:p text:style-name="P7"/>
      <text:p text:style-name="P9"><text:span text:style-name="T9"><text:s/>📖 </text:span><text:span text:style-name="T10">Importante</text:span></text:p>
      <text:p text:style-name="P10"/>
      <text:p text:style-name="P9"><text:span text:style-name="T11"><text:s/>❕</text:span><text:span text:style-name="T12"> </text:span><text:span text:style-name="T10">Atención</text:span></text:p>
      <text:p text:style-name="P10"/>
      <text:p text:style-name="P9"><text:span text:style-name="T9"><text:s/>💬</text:span> <text:span text:style-name="T10">Interesante</text:span></text:p>
      <text:p text:style-name="Standard"><text:s/></text:p>
      <text:p text:style-name="P11"><text:soft-page-break/><text:span text:style-name="T9"><text:s/>📕 </text:span><text:span text:style-name="T10">A entregar</text:span></text:p>
      <text:p text:style-name="P12"><text:span text:style-name="T14">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8">Fecha de entrega</text:span></text:a><text:span text:style-name="T18"><text:tab/>3</text:span></text:p>
          <text:p text:style-name="P14"><text:a xlink:type="simple" xlink:href="#_9maybllx2a09" text:style-name="Index_20_Link" text:visited-style-name="Index_20_Link"><text:span text:style-name="T18">Observaciones previas a la realización de tareas evaluables</text:span></text:a><text:span text:style-name="T18"><text:tab/>3</text:span></text:p>
          <text:p text:style-name="P14"><text:a xlink:type="simple" xlink:href="#_a2aug6xu8ilu" text:style-name="Index_20_Link" text:visited-style-name="Index_20_Link"><text:span text:style-name="T18">Actividad 01</text:span></text:a><text:span text:style-name="T18"><text:tab/>3</text:span></text:p>
          <text:p text:style-name="P14"><text:a xlink:type="simple" xlink:href="#_sl57z74g0a6s" text:style-name="Index_20_Link" text:visited-style-name="Index_20_Link"><text:span text:style-name="T18">Actividad 02 <text:s/>(English)</text:span></text:a><text:span text:style-name="T18"><text:tab/>4</text:span></text:p>
          <text:p text:style-name="P14"><text:a xlink:type="simple" xlink:href="#_nd57qua7x5aw" text:style-name="Index_20_Link" text:visited-style-name="Index_20_Link"><text:span text:style-name="T18">Actividad 03</text:span></text:a><text:span text:style-name="T18"><text:tab/>4</text:span></text:p>
          <text:p text:style-name="P14"><text:a xlink:type="simple" xlink:href="#_afyd0upjm6kl" text:style-name="Index_20_Link" text:visited-style-name="Index_20_Link"><text:span text:style-name="T18">Actividad 04</text:span></text:a><text:span text:style-name="T18"><text:tab/>4</text:span></text:p>
          <text:p text:style-name="P14"><text:a xlink:type="simple" xlink:href="#_cirkz9rhsjvh" text:style-name="Index_20_Link" text:visited-style-name="Index_20_Link"><text:span text:style-name="T18">Actividad 05</text:span></text:a><text:span text:style-name="T18"><text:tab/>4</text:span></text:p>
          <text:p text:style-name="P14"><text:a xlink:type="simple" xlink:href="#_4micocaff206" text:style-name="Index_20_Link" text:visited-style-name="Index_20_Link"><text:span text:style-name="T18">Actividad 06</text:span></text:a><text:span text:style-name="T18"><text:tab/>4</text:span></text:p>
          <text:p text:style-name="P14"><text:a xlink:type="simple" xlink:href="#_b6n3tcuzyp5s" text:style-name="Index_20_Link" text:visited-style-name="Index_20_Link"><text:span text:style-name="T18">Actividad 07</text:span></text:a><text:span text:style-name="T18"><text:tab/>5</text:span></text:p>
          <text:p text:style-name="P14"><text:a xlink:type="simple" xlink:href="#_26kw7rjvkrno" text:style-name="Index_20_Link" text:visited-style-name="Index_20_Link"><text:span text:style-name="T18">Actividad 08</text:span></text:a><text:span text:style-name="T18"><text:tab/>5</text:span></text:p>
          <text:p text:style-name="P14"><text:a xlink:type="simple" xlink:href="#_focsgce1vlt4" text:style-name="Index_20_Link" text:visited-style-name="Index_20_Link"><text:span text:style-name="T18">Actividad 09</text:span></text:a><text:span text:style-name="T18"><text:tab/>5</text:span></text:p>
          <text:p text:style-name="P15"><text:a xlink:type="simple" xlink:href="#_giznws6kqvqh" text:style-name="Index_20_Link" text:visited-style-name="Index_20_Link"><text:span text:style-name="T18">Actividad 10</text:span></text:a><text:span text:style-name="T18"><text:tab/>5</text:span></text:p>
        </text:index-body>
      </text:table-of-content>
      <text:p text:style-name="P16"/>
      <text:p text:style-name="P16"/>
      <text:p text:style-name="P16"/>
      <text:p text:style-name="P18"/>
      <text:p text:style-name="P18"/>
      <text:p text:style-name="P18"/>
      <text:p text:style-name="P19"/>
      <text:p text:style-name="P20"><text:span text:style-name="T15">UD08. Actividades evaluables 01</text:span></text:p>
      <text:list xml:id="list2224692371" text:style-name="WWNum5">
        <text:list-item>
          <text:p text:style-name="P35"><text:bookmark text:name="_dbh0n1vac4c8"/>Fecha de entrega</text:p>
        </text:list-item>
      </text:list>
      <text:p text:style-name="Standard"><text:span text:style-name="T10">Fecha límite de entrega: </text:span><text:span text:style-name="T19">Miércoles 13 de octubre a las 23:55.</text:span></text:p>
      <text:p text:style-name="Standard">La actividad será evaluada cuando haya pasado la fecha límite de la entrega.</text:p>
      <text:p text:style-name="P11"><text:span text:style-name="T11"><text:s/>❕</text:span><text:span text:style-name="T12"> </text:span><text:span text:style-name="T10">Atención: </text:span>la fecha de entrega no es prorrogable. Si no la entregas en tiempo y forma, la calificación de la actividad será 0.</text:p>
      <text:list xml:id="list172231895824329" text:continue-numbering="true" text:style-name="WWNum5">
        <text:list-item>
          <text:p text:style-name="P35"><text:bookmark text:name="_9maybllx2a09"/><text:soft-page-break/>Observaciones previas a la realización de tareas evaluables</text:p>
        </text:list-item>
      </text:list>
      <text:list xml:id="list3775652492" text:style-name="WWNum3">
        <text:list-item>
          <text:p text:style-name="P25">Salvo excepciones que lo indique en cada actividad, deberás generar un único documento para todo el boletín y en ese documento incluir la respuesta a cada actividad.</text:p>
        </text:list-item>
      </text:list>
      <text:list xml:id="list3969683388" text:style-name="WWNum2">
        <text:list-item>
          <text:list>
            <text:list-item>
              <text:p text:style-name="P30">Si para la entrega se requiere entregar varios ficheros, entrégalos comprimido en un único fichero con extensión “.zip”.</text:p>
            </text:list-item>
          </text:list>
        </text:list-item>
      </text:list>
      <text:list xml:id="list172232458982108" text:continue-list="list3775652492" text:style-name="WWNum3">
        <text:list-item>
          <text:p text:style-name="P27">Cuando se entreguen documentos, estos deben tener una buena presentación. Aunque el documento a entregar sea pequeño, debe tener portada, índice, cabecera, pie de página (con número de página), además de ser coherente en estilo.</text:p>
          <text:list>
            <text:list-item>
              <text:p text:style-name="P31">El índice solo será necesario si el documento (sin contar portada) ocupa más de una página y tiene más de un apartado. </text:p>
            </text:list-item>
          </text:list>
        </text:list-item>
        <text:list-item>
          <text:p text:style-name="P29">Las actividades deben realizarse en la lengua indicada en cada actividad. La gramática y ortografía tenéis que intentar hacerla bien.</text:p>
        </text:list-item>
      </text:list>
      <text:p text:style-name="P11"><text:span text:style-name="T11"><text:s/>❕</text:span><text:span text:style-name="T12"> </text:span><text:span text:style-name="T10">Atención: </text:span>no cumplir estas consideraciones puede reducir la nota hasta 3 puntos.</text:p>
      <text:list xml:id="list3067430291" text:style-name="WWNum1">
        <text:list-item>
          <text:p text:style-name="P34"><text:bookmark text:name="_a2aug6xu8ilu"/>Actividad 01</text:p>
        </text:list-item>
      </text:list>
      <text:p text:style-name="Standard">Realiza un documento con LibreOffice Calc que muestre un ejemplo de uso de elementos de LibreOffice Calc, seguidos de uno o dos párrafos explicándolos.</text:p>
      <text:p text:style-name="Standard"/>
      <text:p text:style-name="Standard">Los elementos son:</text:p>
      <text:list xml:id="list2342763159" text:style-name="WWNum4">
        <text:list-item>
          <text:p text:style-name="P26">Modificaciones de formato de celda (color, fuente, etc.).</text:p>
        </text:list-item>
        <text:list-item>
          <text:p text:style-name="P28">Fórmula simple.</text:p>
        </text:list-item>
        <text:list-item>
          <text:p text:style-name="P28">Fórmula usando referencias relativas celdas.</text:p>
        </text:list-item>
        <text:list-item>
          <text:p text:style-name="P28">Fórmula usando referencia absolutas celdas.</text:p>
        </text:list-item>
        <text:list-item>
          <text:p text:style-name="P28">Fórmula combinando referencias relativas y absolutas.</text:p>
        </text:list-item>
        <text:list-item>
          <text:p text:style-name="P28">Fórmula con rango de celdas.</text:p>
        </text:list-item>
        <text:list-item>
          <text:p text:style-name="P28">Fórmula con referencias a otras hojas.</text:p>
        </text:list-item>
        <text:list-item>
          <text:p text:style-name="P28">Funciones más importantes</text:p>
          <text:list>
            <text:list-item>
              <text:p text:style-name="P32">Si, O, Y, No</text:p>
            </text:list-item>
            <text:list-item>
              <text:p text:style-name="P32">Concatenar</text:p>
            </text:list-item>
            <text:list-item>
              <text:p text:style-name="P32">Igual</text:p>
            </text:list-item>
            <text:list-item>
              <text:p text:style-name="P32">Mayor</text:p>
            </text:list-item>
            <text:list-item>
              <text:p text:style-name="P32">Buscar</text:p>
            </text:list-item>
            <text:list-item>
              <text:p text:style-name="P32">Sumar</text:p>
            </text:list-item>
            <text:list-item>
              <text:p text:style-name="P33">SumarSi</text:p>
            </text:list-item>
          </text:list>
        </text:list-item>
      </text:list>
      <text:p text:style-name="Standard"><text:soft-page-break/></text:p>
      <text:p text:style-name="Standard"/>
      <text:p text:style-name="P11"><text:span text:style-name="T9"><text:s/>📕 </text:span><text:span text:style-name="T10">A entregar: <text:s/></text:span>entregar el documento generado y además enseñar en persona al profesorado el documento para que dé una calificación de apto.</text:p>
      <text:list xml:id="list172232588288299" text:continue-list="list3067430291" text:style-name="WWNum1">
        <text:list-item>
          <text:p text:style-name="P34"><text:bookmark text:name="_sl57z74g0a6s"/>Actividad 02 <text:s/>(English)</text:p>
        </text:list-item>
      </text:list>
      <text:p text:style-name="Standard">Realiza con LibreOffice Writer una “Cheat Sheet” atractiva, en formato apaisado, resumiendo los elementos descritos en el apartado anterior.<text:span text:style-name="T10"> </text:span><text:span text:style-name="T19">La “Cheat Sheet” debe realizarse en inglés.</text:span></text:p>
      <text:p text:style-name="Standard"/>
      <text:p text:style-name="P11"><text:span text:style-name="T9"><text:s/>📕 </text:span><text:span text:style-name="T10">A entregar: </text:span>entregar el documento generado y además enseñar en persona al profesorado el documento para que dé una calificación de apto. Recuerda el formato apaisado y que es en inglés.</text:p>
      <text:list xml:id="list172233277665405" text:continue-numbering="true" text:style-name="WWNum1">
        <text:list-item>
          <text:p text:style-name="P34"><text:bookmark text:name="_nd57qua7x5aw"/>Actividad 03</text:p>
        </text:list-item>
      </text:list>
      <text:p text:style-name="Standard">Para esta actividad se te van a proporcionar varios videos de TikTok con trucos para Excel/Calc. Replica cada uno de los trucos de cada video en LibreOffice Calc.</text:p>
      <text:p text:style-name="P11"><text:span text:style-name="T9"><text:s/>📕 </text:span><text:span text:style-name="T10">A entregar: </text:span>entregar un documento por cada truco. Los documentos tendrán el formato <text:s/>“UDXXactividad3-trucoYY-tunombre”.</text:p>
      <text:list xml:id="list172232665058907" text:continue-numbering="true" text:style-name="WWNum1">
        <text:list-item>
          <text:p text:style-name="P34"><text:bookmark text:name="_afyd0upjm6kl"/>Actividad 04</text:p>
        </text:list-item>
      </text:list>
      <text:p text:style-name="Standard">Realiza con LibreOffice Calc una hoja de cálculo que permita introducir un nombre, un email y un teléfono en cada fila. Al lado de cada entrada, debe aparecer dinámicamente correcto si la dirección de correo es válida y además el teléfono empieza por 6, 8 o 96, o incorrecto si no se cumple alguna de las condiciones.</text:p>
      <text:p text:style-name="P11"><text:span text:style-name="T9"><text:s/>📕 </text:span><text:span text:style-name="T10">A entregar: </text:span>entregar el documento LibreOffice Calc solicitado.</text:p>
      <text:list xml:id="list172233563584768" text:continue-numbering="true" text:style-name="WWNum1">
        <text:list-item>
          <text:p text:style-name="P34"><text:bookmark text:name="_cirkz9rhsjvh"/>Actividad 05</text:p>
        </text:list-item>
      </text:list>
      <text:p text:style-name="Standard">Realiza con LibreOffice Calc una hoja de cálculo que permita introducir los distintos elementos de una cuenta de un bar (cada plato), sus unidades, su precio y un campo dinámico SI/NO de si entra en la cuenta común. Tras ello, que se le permita poner cuantos comensales hay y que nos diga a cuanto sale cada comensal, solo tomando en cuenta los platos donde ponga SI.</text:p>
      <text:p text:style-name="Standard"/>
      <text:p text:style-name="P11"><text:span text:style-name="T9"><text:s/>📕 </text:span><text:span text:style-name="T10">A entregar: </text:span>entregar el documento LibreOffice Calc solicitado.</text:p>
      <text:list xml:id="list172231833919610" text:continue-numbering="true" text:style-name="WWNum1">
        <text:list-item>
          <text:p text:style-name="P34"><text:bookmark text:name="_4micocaff206"/>Actividad 06</text:p>
        </text:list-item>
      </text:list>
      <text:p text:style-name="Standard">Realiza con LibreOffice Calc una hoja de cálculo para calcular basándose en lo aportado por cada persona para un gasto común, a la hora de hacer cuentas, cuanto le toca poner a cada uno.</text:p>
      <text:p text:style-name="Standard">Esta primera hoja de cálculo permite entradas (una por fila) donde se indique el nombre de una persona y cuanto dinero ha aportado. Tras ello, <text:s/>en ese mismo documento, genera otra hoja donde se sitúen los nombres de los participantes y a la derecha indique dinámicamente cuanto debe aportar (en positivo) o cuanto debe recibir (en negativo) cada persona para ajustar las cuentas.</text:p>
      <text:p text:style-name="Standard"/>
      <text:p text:style-name="P11"><text:span text:style-name="T9"><text:s/>📕 </text:span><text:span text:style-name="T10">A entregar: </text:span>entregar el documento LibreOffice Calc solicitado.</text:p>
      <text:list xml:id="list172233303333900" text:continue-numbering="true" text:style-name="WWNum1">
        <text:list-item>
          <text:p text:style-name="P34"><text:bookmark text:name="_b6n3tcuzyp5s"/>Actividad 07</text:p>
        </text:list-item>
      </text:list>
      <text:p text:style-name="Standard">Realiza con LibreOffice Calc una hoja de cálculo que para cada fila guarde los precios un juego de Steam a lo largo de varios periodos de 6 meses. Debes crear 3 0 4 filas, extrayendo los datos <text:a xlink:type="simple" xlink:href="https://steamdb.info/" text:style-name="ListLabel_20_28" text:visited-style-name="ListLabel_20_28"><text:span text:style-name="T21">https://steamdb.info/</text:span></text:a>. A continuación, debes crear una gráfica que muestra de forma comparativa la <text:s/>evolución de precios de esos juegos (Indicando en el Eje Y el precio y en el Eje X el periodo de tiempo).</text:p>
      <text:p text:style-name="P11"><text:span text:style-name="T9"><text:s/>📕 </text:span><text:span text:style-name="T10">A entregar: </text:span>entregar el documento LibreOffice Calc solicitado.</text:p>
      <text:list xml:id="list172232135193433" text:continue-numbering="true" text:style-name="WWNum1">
        <text:list-item>
          <text:p text:style-name="P34"><text:bookmark text:name="_26kw7rjvkrno"/>Actividad 08</text:p>
        </text:list-item>
      </text:list>
      <text:p text:style-name="Standard"><text:soft-page-break/>Realiza con LibreOffice Calc una hoja de cálculo que puedas poner en cada fila una entrada de un personaje de un juego. Cada entrada indicará nombre y <text:s/>las estadísticas del personaje (velocidad, fuerza, vida, destreza, etc.). Muestra esas estadísticas en un “radar chart” (o “net chart” en LibreOffice Calc).</text:p>
      <text:p text:style-name="P11"><text:span text:style-name="T9"><text:s/>📕 </text:span><text:span text:style-name="T10">A entregar: </text:span>entregar el documento LibreOffice Calc solicitado.</text:p>
      <text:list xml:id="list172231823877563" text:continue-numbering="true" text:style-name="WWNum1">
        <text:list-item>
          <text:p text:style-name="P34"><text:bookmark text:name="_focsgce1vlt4"/>Actividad 09</text:p>
        </text:list-item>
      </text:list>
      <text:p text:style-name="Standard">Realiza con LibreOffice Calc una hoja de cálculo que puedas poner en cada fila una entrada de las notas de un alumno. Cada entrada contendrá nombre del alumno, nota de examen (50%) y nota de prácticas. Al lado, mediante una fórmula, debe calcular la nota final. Esta nota será la media entra examen y prácticas, siempre que ambas notas sean iguales o superiores a 4. Si alguna de las dos notas no es igual o superior a 4, la nota máxima será 4.</text:p>
      <text:p text:style-name="Standard">Finalmente, muestra una gráfica de tipo “pie chart” mostrando porcentaje de aprobados.</text:p>
      <text:p text:style-name="P11"><text:span text:style-name="T9"><text:s/>📕 </text:span><text:span text:style-name="T10">A entregar: </text:span>entregar el documento LibreOffice Calc solicitado.</text:p>
      <text:list xml:id="list172232356652229" text:continue-numbering="true" text:style-name="WWNum1">
        <text:list-item>
          <text:p text:style-name="P34"><text:bookmark text:name="_giznws6kqvqh"/>Actividad 10</text:p>
        </text:list-item>
      </text:list>
      <text:p text:style-name="Standard">Realiza con LibreOffice Calc una hoja de cálculo que te ayude a calcular cuantas horas quieres estudiar al día (elemento fijo) y te permita indicar cuanto has estudiado cada día, coloreando el día en rojo si ese día has estudiado menos de las horas que quería, azul si has estudiado las horas que querías o verde si has estudiado más horas de las que querías.</text:p>
      <text:p text:style-name="Standard">Además, debe mostrar en un campo el déficit de horas (si has estudiado más de lo debido o no, basándose en las horas que querías estudiar por día), con un color rojo si es menor, verde si es igual o mayor.</text:p>
      <text:p text:style-name="P11"><text:span text:style-name="T9"><text:s/>📕 </text:span><text:span text:style-name="T10">A entregar: </text:span>entregar el documento LibreOffice Calc solicit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D08. Actividades evaluables 01</text:span></text:p>
      </style:header>
      <style:footer>
        <text:p text:style-name="MP4"><text:span text:style-name="MT1">Aplicaciones Ofimáticas (Office Applications)<text:tab/><text:tab/>UD08 - Página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5" meta:paragraph-count="89" meta:word-count="1213" meta:character-count="7217" meta:non-whitespace-character-count="6096"/>
    <meta:generator>LibreOfficeDev/6.0.5.2$Linux_X86_64 LibreOffice_project/</meta:generator>
  </office:meta>
</office:document-meta>
</file>